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Georgia1" svg:font-family="Georg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line-height="0.55cm"/>
      <style:text-properties style:font-name="Georgia"/>
    </style:style>
    <style:style style:name="P2" style:family="paragraph" style:parent-style-name="Standard">
      <style:paragraph-properties fo:line-height="0.55cm" fo:text-align="start" style:justify-single-word="false"/>
      <style:text-properties style:font-name="Georgia" fo:font-weight="bold" style:font-weight-asian="bold" style:font-weight-complex="bold"/>
    </style:style>
    <style:style style:name="P3" style:family="paragraph" style:parent-style-name="Standard" style:master-page-name="">
      <style:paragraph-properties fo:margin-left="0cm" fo:margin-right="0cm" fo:margin-top="1cm" fo:margin-bottom="0cm" fo:line-height="0.75cm" fo:text-align="center" style:justify-single-word="false" fo:text-indent="0cm" style:auto-text-indent="false" style:page-number="auto"/>
      <style:text-properties style:font-name="Georgia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1">
      <style:paragraph-properties fo:line-height="0.55cm"/>
      <style:text-properties style:font-name="Georgia" style:text-underline-style="none"/>
    </style:style>
    <style:style style:name="P6" style:family="paragraph" style:parent-style-name="Standard">
      <style:paragraph-properties fo:line-height="0.55cm"/>
      <style:text-properties style:font-name="Georgia" fo:font-size="12pt" style:font-size-asian="12pt" style:font-size-complex="12pt"/>
    </style:style>
    <style:style style:name="P7" style:family="paragraph" style:parent-style-name="Standard" style:list-style-name="L1">
      <style:paragraph-properties fo:line-height="0.55cm" fo:text-align="center" style:justify-single-word="false" fo:break-before="page"/>
      <style:text-properties style:font-name="Georgia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Courier New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style:text-underline-style="none"/>
    </style:style>
    <text:list-style style:name="L1">
      <text:list-level-style-number text:level="1" style:num-suffix=" . " style:num-format="1">
        <style:list-level-properties text:space-before="0.499cm" text:min-label-width="0.499cm"/>
      </text:list-level-style-number>
      <text:list-level-style-number text:level="2" style:num-suffix=" . " style:num-format="1" text:display-levels="2">
        <style:list-level-properties text:space-before="0.999cm" text:min-label-width="0.499cm"/>
      </text:list-level-style-number>
      <text:list-level-style-number text:level="3" style:num-suffix=" . " style:num-format="1" text:display-levels="3">
        <style:list-level-properties text:space-before="1.498cm" text:min-label-width="0.499cm"/>
      </text:list-level-style-number>
      <text:list-level-style-number text:level="4" style:num-suffix=" . " style:num-format="1" text:display-levels="4">
        <style:list-level-properties text:space-before="1.997cm" text:min-label-width="0.499cm"/>
      </text:list-level-style-number>
      <text:list-level-style-number text:level="5" style:num-suffix=" . " style:num-format="1" text:display-levels="5">
        <style:list-level-properties text:space-before="2.496cm" text:min-label-width="0.499cm"/>
      </text:list-level-style-number>
      <text:list-level-style-number text:level="6" style:num-suffix=" . " style:num-format="1" text:display-levels="6">
        <style:list-level-properties text:space-before="2.995cm" text:min-label-width="0.499cm"/>
      </text:list-level-style-number>
      <text:list-level-style-number text:level="7" style:num-suffix=" . " style:num-format="1" text:display-levels="7">
        <style:list-level-properties text:space-before="3.494cm" text:min-label-width="0.499cm"/>
      </text:list-level-style-number>
      <text:list-level-style-number text:level="8" style:num-suffix=" . " style:num-format="1" text:display-levels="8">
        <style:list-level-properties text:space-before="3.994cm" text:min-label-width="0.499cm"/>
      </text:list-level-style-number>
      <text:list-level-style-number text:level="9" style:num-suffix=" . " style:num-format="1" text:display-levels="9">
        <style:list-level-properties text:space-before="4.493cm" text:min-label-width="0.499cm"/>
      </text:list-level-style-number>
      <text:list-level-style-number text:level="10" style:num-suffix=" . " style:num-format="1" text:display-levels="10">
        <style:list-level-properties text:space-before="4.99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Índice</text:p>
      <text:p text:style-name="P2"><text:tab/><text:span text:style-name="T2">Manual de Linux:</text:span></text:p>
      <text:list text:style-name="L1">
        <text:list-item text:start-value="1">
          <text:p text:style-name="P4">Presentación</text:p>
          <text:list>
            <text:list-item>
              <text:p text:style-name="P4">Sobre Fortix</text:p>
            </text:list-item>
            <text:list-item>
              <text:p text:style-name="P4">Sobre este manual</text:p>
            </text:list-item>
          </text:list>
        </text:list-item>
        <text:list-item>
          <text:p text:style-name="P4">Conceptos básicos</text:p>
          <text:list>
            <text:list-item>
              <text:p text:style-name="P4">Breve introducción técnica</text:p>
            </text:list-item>
            <text:list-item>
              <text:p text:style-name="P4">Distribuciones</text:p>
              <text:list>
                <text:list-item>
                  <text:p text:style-name="P4">¿Qué son las distribuciones?</text:p>
                </text:list-item>
                <text:list-item>
                  <text:p text:style-name="P4">Ejemplos de distribuciones</text:p>
                </text:list-item>
              </text:list>
            </text:list-item>
            <text:list-item>
              <text:p text:style-name="P4">Conceptos básicos de particionamiento de discos</text:p>
            </text:list-item>
            <text:list-item>
              <text:p text:style-name="P4">Árbol de directorios en Sistemas UNIX y montaje de dispositivos</text:p>
            </text:list-item>
          </text:list>
        </text:list-item>
        <text:list-item>
          <text:p text:style-name="P4">Instalación</text:p>
          <text:list>
            <text:list-item>
              <text:p text:style-name="P4">Cómo conseguir Linux</text:p>
            </text:list-item>
            <text:list-item>
              <text:p text:style-name="P4">Antes de descargar</text:p>
            </text:list-item>
            <text:list-item>
              <text:p text:style-name="P4">Recopilar información de hardware</text:p>
            </text:list-item>
            <text:list-item>
              <text:p text:style-name="P4">Nombres de dispositivos de almacenamiento</text:p>
            </text:list-item>
            <text:list-item>
              <text:p text:style-name="P4">Sistemas de archivos Linux</text:p>
              <text:list>
                <text:list-item>
                  <text:p text:style-name="P4">Sistemas de archivos Journaling y no Journaling</text:p>
                </text:list-item>
              </text:list>
            </text:list-item>
            <text:list-item>
              <text:p text:style-name="P4">Particionamiento de discos</text:p>
              <text:list>
                <text:list-item>
                  <text:p text:style-name="P4">Partición boot</text:p>
                </text:list-item>
                <text:list-item>
                  <text:p text:style-name="P4">Partición raíz</text:p>
                </text:list-item>
                <text:list-item>
                  <text:p text:style-name="P4">Partición swap</text:p>
                </text:list-item>
                <text:list-item>
                  <text:p text:style-name="P4">Otras particiones. Puede haber una sóla partición</text:p>
                </text:list-item>
                <text:list-item>
                  <text:p text:style-name="P4">Compartir el disco con otro SO</text:p>
                </text:list-item>
                <text:list-item>
                  <text:p text:style-name="P4">Esquema de particionamiento</text:p>
                </text:list-item>
              </text:list>
            </text:list-item>
            <text:list-item>
              <text:p text:style-name="P4">Instalación de la distribución seleccionada</text:p>
            </text:list-item>
          </text:list>
        </text:list-item>
        <text:list-item>
          <text:p text:style-name="P4">Entorno básico del shell de Linux</text:p>
          <text:list>
            <text:list-item>
              <text:p text:style-name="P4">Login</text:p>
            </text:list-item>
            <text:list-item>
              <text:p text:style-name="P4">Prompt</text:p>
            </text:list-item>
            <text:list-item>
              <text:p text:style-name="P4">Cambiar entre TTY's</text:p>
            </text:list-item>
            <text:list-item>
              <text:p text:style-name="P4">¿Qué es un comando?</text:p>
            </text:list-item>
            <text:list-item>
              <text:p text:style-name="P4">Entrada, Salida y Error estándar</text:p>
            </text:list-item>
            <text:list-item>
              <text:p text:style-name="P4">Comandos básicos</text:p>
              <text:list>
                <text:list-item>
                  <text:p text:style-name="P4">Camino absoluto y camino relativo</text:p>
                </text:list-item>
                <text:list-item>
                  <text:p text:style-name="P4">Algunos metacaracteres</text:p>
                </text:list-item>
                <text:list-item>
                  <text:p text:style-name="P4">Comandos</text:p>
                </text:list-item>
                <text:list-item>
                  <text:p text:style-name="P4">Redirección de flujos estándares y tuberías<text:span text:style-name="T4"> (pipes)</text:span></text:p>
                </text:list-item>
                <text:list-item>
                  <text:p text:style-name="P4">¿Cómo pedir ayuda?</text:p>
                </text:list-item>
              </text:list>
            </text:list-item>
            <text:list-item>
              <text:p text:style-name="P4">Directorios especiales (hacer práctica con /proc). Parametrización del kernel</text:p>
            </text:list-item>
            <text:list-item>
              <text:p text:style-name="P4">Tipos de archivo</text:p>
            </text:list-item>
            <text:list-item>
              <text:p text:style-name="P4">Inodos, l<text:span text:style-name="T4">inks</text:span> duros y links simbólico<text:span text:style-name="T4">s</text:span></text:p>
            </text:list-item>
            <text:list-item>
              <text:p text:style-name="P5">Sistema de permisos</text:p>
            </text:list-item>
            <text:list-item>
              <text:p text:style-name="P4">Editor de textos vim</text:p>
            </text:list-item>
            <text:list-item>
              <text:p text:style-name="P5">Filtros y otros</text:p>
            </text:list-item>
            <text:list-item>
              <text:p text:style-name="P4">Procesos</text:p>
              <text:list>
                <text:list-item>
                  <text:p text:style-name="P4">Proceso Init</text:p>
                </text:list-item>
                <text:list-item>
                  <text:p text:style-name="P4">Llamadas del sistema</text:p>
                </text:list-item>
                <text:list-item>
                  <text:p text:style-name="P4">Código de estado de los procesos</text:p>
                </text:list-item>
                <text:list-item>
                  <text:p text:style-name="P4">Procesos zombies</text:p>
                </text:list-item>
                <text:list-item>
                  <text:p text:style-name="P4">Enviar señales</text:p>
                </text:list-item>
                <text:list-item>
                  <text:p text:style-name="P4"><text:soft-page-break/>Ejecución de programas en segundo plano</text:p>
                </text:list-item>
              </text:list>
            </text:list-item>
            <text:list-item>
              <text:p text:style-name="P4">Niveles de arranque</text:p>
            </text:list-item>
            <text:list-item>
              <text:p text:style-name="P4">Particionamiento de discos en modo texto</text:p>
            </text:list-item>
            <text:list-item>
              <text:p text:style-name="P4">Montaje de dispositivos</text:p>
            </text:list-item>
          </text:list>
        </text:list-item>
        <text:list-item>
          <text:p text:style-name="P4">Bash</text:p>
          <text:list>
            <text:list-item>
              <text:p text:style-name="P4">Introducción</text:p>
            </text:list-item>
            <text:list-item>
              <text:p text:style-name="P4">Variables y parámetros de entrada</text:p>
            </text:list-item>
            <text:list-item>
              <text:p text:style-name="P4">Sintaxis</text:p>
              <text:list>
                <text:list-item>
                  <text:p text:style-name="P4">Estructuras de control</text:p>
                </text:list-item>
                <text:list-item>
                  <text:p text:style-name="P4">Bucles</text:p>
                </text:list-item>
                <text:list-item>
                  <text:p text:style-name="P4">Comando test</text:p>
                </text:list-item>
                <text:list-item>
                  <text:p text:style-name="P4">Salida</text:p>
                </text:list-item>
              </text:list>
            </text:list-item>
          </text:list>
        </text:list-item>
        <text:list-item>
          <text:p text:style-name="P4">Instalación de software externo a la distribución</text:p>
          <text:list>
            <text:list-item>
              <text:p text:style-name="P4">Tarballs</text:p>
            </text:list-item>
            <text:list-item>
              <text:p text:style-name="P4">make</text:p>
            </text:list-item>
            <text:list-item>
              <text:p text:style-name="P4">Ejemplo: instalación de Apache</text:p>
            </text:list-item>
            <text:list-item>
              <text:p text:style-name="P4">Sistema de init scripts de distribución Debian y derivadas</text:p>
              <text:list>
                <text:list-item>
                  <text:p text:style-name="P4">Cómo escribir los scripts</text:p>
                </text:list-item>
                <text:list-item>
                  <text:p text:style-name="P4">Creación de los links</text:p>
                </text:list-item>
                <text:list-item>
                  <text:p text:style-name="P4">Ejemplo</text:p>
                </text:list-item>
              </text:list>
            </text:list-item>
            <text:list-item>
              <text:p text:style-name="P4">Configuración y compilación del kernel de Linux</text:p>
              <text:list>
                <text:list-item>
                  <text:p text:style-name="P4">Configuración manual</text:p>
                </text:list-item>
                <text:list-item>
                  <text:p text:style-name="P4">Compilación e instalación</text:p>
                </text:list-item>
              </text:list>
            </text:list-item>
          </text:list>
        </text:list-item>
        <text:list-item>
          <text:p text:style-name="P4">Gestor de arranque GRUB</text:p>
          <text:list>
            <text:list-item>
              <text:p text:style-name="P4">Introducción</text:p>
            </text:list-item>
            <text:list-item>
              <text:p text:style-name="P4">Secuencia de inicio</text:p>
            </text:list-item>
            <text:list-item>
              <text:p text:style-name="P4">Denominación de dispositivos de disco</text:p>
            </text:list-item>
            <text:list-item>
              <text:p text:style-name="P4">Instalación</text:p>
            </text:list-item>
          </text:list>
        </text:list-item>
        <text:list-item>
          <text:p text:style-name="P4">Administración de usuarios</text:p>
          <text:list>
            <text:list-item>
              <text:p text:style-name="P4">Introducción</text:p>
            </text:list-item>
            <text:list-item>
              <text:p text:style-name="P4"><text:s/>Archivos relacionados</text:p>
              <text:list>
                <text:list-item>
                  <text:p text:style-name="P4">/etc/passwd</text:p>
                </text:list-item>
                <text:list-item>
                  <text:p text:style-name="P4">/etc/shadow</text:p>
                </text:list-item>
                <text:list-item>
                  <text:p text:style-name="P4">/etc/group</text:p>
                </text:list-item>
                <text:list-item>
                  <text:p text:style-name="P4">/etc/login.defs</text:p>
                </text:list-item>
              </text:list>
            </text:list-item>
            <text:list-item>
              <text:p text:style-name="P4">Comandos relacionados</text:p>
            </text:list-item>
          </text:list>
        </text:list-item>
        <text:list-item>
          <text:p text:style-name="P4">Comandos de red</text:p>
          <text:list>
            <text:list-item>
              <text:p text:style-name="P4">Definiciones generales</text:p>
            </text:list-item>
            <text:list-item>
              <text:p text:style-name="P4">Operaciones básicas</text:p>
              <text:list>
                <text:list-item>
                  <text:p text:style-name="P4">Probar una conexión</text:p>
                </text:list-item>
                <text:list-item>
                  <text:p text:style-name="P4">Levantar una interfaz de red</text:p>
                </text:list-item>
                <text:list-item>
                  <text:p text:style-name="P4">Bajar una interfaz de red</text:p>
                </text:list-item>
                <text:list-item>
                  <text:p text:style-name="P4">Archivo /etc/hosts</text:p>
                </text:list-item>
                <text:list-item>
                  <text:p text:style-name="P4">Archivo /etc/host.conf</text:p>
                </text:list-item>
              </text:list>
            </text:list-item>
            <text:list-item>
              <text:p text:style-name="P4">Puertos de red</text:p>
              <text:list>
                <text:list-item>
                  <text:p text:style-name="P4">Archivo /etc/services</text:p>
                </text:list-item>
              </text:list>
            </text:list-item>
            <text:list-item>
              <text:p text:style-name="P4">OpenSSH</text:p>
              <text:list>
                <text:list-item>
                  <text:p text:style-name="P4">sshd</text:p>
                </text:list-item>
                <text:list-item>
                  <text:p text:style-name="P4">ssh</text:p>
                </text:list-item>
                <text:list-item>
                  <text:p text:style-name="P4">scp</text:p>
                </text:list-item>
                <text:list-item>
                  <text:p text:style-name="P4">Revisión general</text:p>
                </text:list-item>
              </text:list>
            </text:list-item>
            <text:list-item>
              <text:p text:style-name="P4">xinetd</text:p>
            </text:list-item>
            <text:list-item>
              <text:p text:style-name="P4">Descarga en modo texto con los comandos wget y axel.</text:p>
            </text:list-item>
          </text:list>
        </text:list-item>
        <text:list-item>
          <text:p text:style-name="P4">CUPS: administración de impresoras y trabajos de impresión</text:p>
          <text:list>
            <text:list-item>
              <text:p text:style-name="P4"><text:soft-page-break/>Introducción</text:p>
            </text:list-item>
            <text:list-item>
              <text:p text:style-name="P4">Manipulación de trabajos de impresión</text:p>
            </text:list-item>
          </text:list>
        </text:list-item>
        <text:list-item>
          <text:p text:style-name="P4">Tareas y configuraciones varias</text:p>
          <text:list>
            <text:list-item>
              <text:p text:style-name="P4">Configuración de video</text:p>
            </text:list-item>
          </text:list>
          <text:p text:style-name="P7">Consideraciones</text:p>
        </text:list-item>
      </text:list>
      <text:p text:style-name="P1"><text:tab/><text:span text:style-name="T3">Respecto al estilo</text:span></text:p>
      <text:p text:style-name="P1">Márgenes: 1,5cm cada uno</text:p>
      <text:p text:style-name="P1">Interlineado: 0,55cm en texto normal y doble en Primer y Segundo Título, 1,5cm en Tercer Título.</text:p>
      <text:p text:style-name="P1">Sangría de primera línea: 0,5cm en texto normal, 1,0cm en Segundo Título y 0cm para código.</text:p>
      <text:p text:style-name="P1">Fuente para código: <text:span text:style-name="T1">Courier New</text:span></text:p>
      <text:p text:style-name="P1">Fuente para el resto del texto: Georgia</text:p>
      <text:p text:style-name="P1"/>
      <text:p text:style-name="P1"><text:tab/><text:span text:style-name="T3">Respecto al contenido</text:span></text:p>
      <text:p text:style-name="P1">Distribución: Ubuntu-8.04.2-desktop</text:p>
      <text:p text:style-name="P1">Shell: bash (el que viene con la distribución)</text:p>
      <text:p text:style-name="P1">IPversion: IPv4</text:p>
      <text:p text:style-name="P1"/>
      <text:p text:style-name="P1"><text:tab/><text:span text:style-name="T3">Tipos de texto</text:span></text:p>
      <text:list text:style-name="L1" text:continue-numbering="true">
        <text:list-item>
          <text:p text:style-name="P4">Primer título: Centrado, tamaño 18, negrita.</text:p>
        </text:list-item>
        <text:list-item>
          <text:p text:style-name="P4">Segundo título: izquierda, tamaño 14, negrita.</text:p>
        </text:list-item>
        <text:list-item>
          <text:p text:style-name="P4">Tercer título: izquierda, tamaño 12, negrita.</text:p>
        </text:list-item>
        <text:list-item>
          <text:p text:style-name="P4">Texto normal: justificado, tamaño 12.</text:p>
        </text:list-item>
        <text:list-item>
          <text:p text:style-name="P4">Código: izquierda, tamaño 12.</text:p>
        </text:list-item>
      </text:list>
      <text:p text:style-name="P6"/>
      <text:p text:style-name="P6"/>
      <text:p text:style-name="P6"/>
      <text:p text:style-name="P6">Referencias realativas (corregir si es necesario al finalizar):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Georgia1" svg:font-family="Georg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o_20_normal" style:display-name="Texto normal" style:family="paragraph" style:parent-style-name="Standard" style:master-page-name="">
      <style:paragraph-properties style:page-number="auto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Footnote_20_Symbol" style:display-name="Footnote Symbol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99cm" fo:margin-bottom="1.499cm" fo:margin-left="1.499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dc:title>Índice de Manual Administración I de Linux 2009.0</dc:title>
    <dc:subject>Administración de Linux</dc:subject>
    <meta:creation-date>2009-02-03T16:58:24</meta:creation-date>
    <dc:creator>Diego Augusto Molina</dc:creator>
    <dc:date>2009-05-11T10:32:21</dc:date>
    <meta:keyword>Admin Administración Linux Diego Molina Fortix</meta:keyword>
    <meta:editing-cycles>349</meta:editing-cycles>
    <meta:editing-duration>P5DT17H51M58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0" meta:object-count="0" meta:page-count="4" meta:paragraph-count="127" meta:word-count="463" meta:character-count="3161"/>
  </office:meta>
</office:document-meta>
</file>